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BED000001741A9D07A1.png" manifest:media-type="image/png"/>
  <manifest:file-entry manifest:full-path="Pictures/100000010000004D000000565B0CA3BF.png" manifest:media-type="image/png"/>
  <manifest:file-entry manifest:full-path="Pictures/10000001000003EC0000005F977115D1.png" manifest:media-type="image/png"/>
  <manifest:file-entry manifest:full-path="Pictures/10000001000003B80000010E54921001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12" style:family="table">
      <style:table-properties style:width="16.268cm" table:align="right"/>
    </style:style>
    <style:style style:name="Táboa12.A" style:family="table-column">
      <style:table-column-properties style:column-width="2.695cm"/>
    </style:style>
    <style:style style:name="Táboa12.B" style:family="table-column">
      <style:table-column-properties style:column-width="4.106cm"/>
    </style:style>
    <style:style style:name="Táboa12.C" style:family="table-column">
      <style:table-column-properties style:column-width="3.792cm"/>
    </style:style>
    <style:style style:name="Táboa12.D" style:family="table-column">
      <style:table-column-properties style:column-width="5.674cm"/>
    </style:style>
    <style:style style:name="Táboa12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2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2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2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" style:family="table">
      <style:table-properties style:width="16.268cm" table:align="right"/>
    </style:style>
    <style:style style:name="Táboa13.A" style:family="table-column">
      <style:table-column-properties style:column-width="2.695cm"/>
    </style:style>
    <style:style style:name="Táboa13.B" style:family="table-column">
      <style:table-column-properties style:column-width="4.106cm"/>
    </style:style>
    <style:style style:name="Táboa13.C" style:family="table-column">
      <style:table-column-properties style:column-width="3.792cm"/>
    </style:style>
    <style:style style:name="Táboa13.D" style:family="table-column">
      <style:table-column-properties style:column-width="5.674cm"/>
    </style:style>
    <style:style style:name="Táboa13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3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3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3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6" style:family="table">
      <style:table-properties style:width="16.268cm" table:align="right"/>
    </style:style>
    <style:style style:name="Táboa16.A" style:family="table-column">
      <style:table-column-properties style:column-width="2.695cm"/>
    </style:style>
    <style:style style:name="Táboa16.B" style:family="table-column">
      <style:table-column-properties style:column-width="4.106cm"/>
    </style:style>
    <style:style style:name="Táboa16.C" style:family="table-column">
      <style:table-column-properties style:column-width="3.792cm"/>
    </style:style>
    <style:style style:name="Táboa16.D" style:family="table-column">
      <style:table-column-properties style:column-width="5.674cm"/>
    </style:style>
    <style:style style:name="Táboa16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6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6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6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5" style:family="table">
      <style:table-properties style:width="16.268cm" table:align="right"/>
    </style:style>
    <style:style style:name="Táboa15.A" style:family="table-column">
      <style:table-column-properties style:column-width="2.695cm"/>
    </style:style>
    <style:style style:name="Táboa15.B" style:family="table-column">
      <style:table-column-properties style:column-width="4.106cm"/>
    </style:style>
    <style:style style:name="Táboa15.C" style:family="table-column">
      <style:table-column-properties style:column-width="3.792cm"/>
    </style:style>
    <style:style style:name="Táboa15.D" style:family="table-column">
      <style:table-column-properties style:column-width="5.674cm"/>
    </style:style>
    <style:style style:name="Táboa15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5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5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5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" style:family="table">
      <style:table-properties style:width="16.268cm" table:align="right"/>
    </style:style>
    <style:style style:name="Táboa11.A" style:family="table-column">
      <style:table-column-properties style:column-width="2.695cm"/>
    </style:style>
    <style:style style:name="Táboa11.B" style:family="table-column">
      <style:table-column-properties style:column-width="4.106cm"/>
    </style:style>
    <style:style style:name="Táboa11.C" style:family="table-column">
      <style:table-column-properties style:column-width="3.792cm"/>
    </style:style>
    <style:style style:name="Táboa11.D" style:family="table-column">
      <style:table-column-properties style:column-width="5.674cm"/>
    </style:style>
    <style:style style:name="Táboa1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8" style:family="table">
      <style:table-properties style:width="16.268cm" table:align="right"/>
    </style:style>
    <style:style style:name="Táboa18.A" style:family="table-column">
      <style:table-column-properties style:column-width="2.695cm"/>
    </style:style>
    <style:style style:name="Táboa18.B" style:family="table-column">
      <style:table-column-properties style:column-width="4.106cm"/>
    </style:style>
    <style:style style:name="Táboa18.C" style:family="table-column">
      <style:table-column-properties style:column-width="3.792cm"/>
    </style:style>
    <style:style style:name="Táboa18.D" style:family="table-column">
      <style:table-column-properties style:column-width="5.674cm"/>
    </style:style>
    <style:style style:name="Táboa18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8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8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8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21" style:family="table">
      <style:table-properties style:width="16.268cm" table:align="right"/>
    </style:style>
    <style:style style:name="Táboa21.A" style:family="table-column">
      <style:table-column-properties style:column-width="2.695cm"/>
    </style:style>
    <style:style style:name="Táboa21.B" style:family="table-column">
      <style:table-column-properties style:column-width="4.106cm"/>
    </style:style>
    <style:style style:name="Táboa21.C" style:family="table-column">
      <style:table-column-properties style:column-width="3.792cm"/>
    </style:style>
    <style:style style:name="Táboa21.D" style:family="table-column">
      <style:table-column-properties style:column-width="5.674cm"/>
    </style:style>
    <style:style style:name="Táboa2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2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2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2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background-color="#e8f2a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3" style:family="table-cell">
      <style:table-cell-properties style:vertical-align="middle"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font-size="18pt" fo:font-style="italic" fo:font-weight="bold" officeooo:rsid="0030ddde" officeooo:paragraph-rsid="0067cde4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18pt" fo:font-style="italic" fo:font-weight="bold" officeooo:rsid="0030ddde" officeooo:paragraph-rsid="0067cde4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Normal">
      <style:paragraph-properties fo:text-align="center" style:justify-single-word="false"/>
      <style:text-properties style:font-name="Times New Roman" fo:font-size="8pt" fo:font-style="italic" fo:font-weight="bold" officeooo:rsid="0030ddde" officeooo:paragraph-rsid="0030ddde" style:font-size-asian="7pt" style:font-style-asian="italic" style:font-weight-asian="bold" style:font-size-complex="8pt" style:font-style-complex="italic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Times New Roman" fo:font-size="15pt" fo:font-style="italic" fo:font-weight="bold" officeooo:rsid="0030ddde" officeooo:paragraph-rsid="0030ddde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color="#2a6099" loext:opacity="100%" style:text-position="0% 100%" fo:font-size="18pt" fo:font-style="normal" officeooo:rsid="00383bcf" officeooo:paragraph-rsid="00383bcf" style:font-size-asian="15.75pt" style:font-style-asian="normal" style:font-size-complex="18pt" style:font-style-complex="normal"/>
    </style:style>
    <style:style style:name="P6" style:family="paragraph" style:parent-style-name="Standard">
      <style:paragraph-properties fo:margin-left="1.251cm" fo:margin-right="0cm" fo:margin-top="0cm" fo:margin-bottom="0.353cm" style:contextual-spacing="false" fo:line-height="115%" fo:text-align="justify" style:justify-single-word="false" fo:text-indent="0cm" style:auto-text-indent="false">
        <style:tab-stops/>
      </style:paragraph-properties>
      <style:text-properties style:font-name="Comic Sans MS" officeooo:paragraph-rsid="00383bcf"/>
    </style:style>
    <style:style style:name="P7" style:family="paragraph" style:parent-style-name="Standard">
      <style:paragraph-properties fo:margin-left="1.251cm" fo:margin-right="0cm" fo:margin-top="0cm" fo:margin-bottom="0.353cm" style:contextual-spacing="false" fo:line-height="115%" fo:text-align="justify" style:justify-single-word="false" fo:text-indent="0cm" style:auto-text-indent="false">
        <style:tab-stops/>
      </style:paragraph-properties>
      <style:text-properties fo:color="#000000" loext:opacity="100%" style:font-name="Comic Sans MS" fo:font-size="12pt" fo:font-style="normal" fo:font-weight="normal" officeooo:rsid="00e5ab14" officeooo:paragraph-rsid="00e5ab14" style:font-size-asian="12pt" style:font-style-asian="normal" style:font-weight-asian="normal" style:font-size-complex="12pt"/>
    </style:style>
    <style:style style:name="P8" style:family="paragraph" style:parent-style-name="Text_20_body" style:list-style-name="L1" style:master-page-name="">
      <loext:graphic-properties draw:fill="none"/>
      <style:paragraph-properties fo:margin-left="2.101cm" fo:margin-right="0cm" fo:margin-top="0cm" fo:margin-bottom="0.199cm" style:contextual-spacing="false" fo:line-height="115%" fo:text-align="justify" style:justify-single-word="false" fo:text-indent="-0.6cm" style:auto-text-indent="false" style:page-number="auto" fo:background-color="transparent">
        <style:tab-stops>
          <style:tab-stop style:position="-0.577cm"/>
          <style:tab-stop style:position="0.088cm"/>
        </style:tab-stops>
      </style:paragraph-properties>
      <style:text-properties officeooo:paragraph-rsid="00e5ab14"/>
    </style:style>
    <style:style style:name="P9" style:family="paragraph" style:parent-style-name="Text_20_body" style:list-style-name="L1">
      <loext:graphic-properties draw:fill="none"/>
      <style:paragraph-properties fo:margin-left="2.10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577cm"/>
          <style:tab-stop style:position="0.088cm"/>
        </style:tab-stops>
      </style:paragraph-properties>
      <style:text-properties officeooo:paragraph-rsid="00e5ab14"/>
    </style:style>
    <style:style style:name="P10" style:family="paragraph" style:parent-style-name="Text_20_body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color="#000000" loext:opacity="100%" style:font-name="Comic Sans MS" fo:font-size="12pt" fo:font-style="normal" fo:font-weight="normal" officeooo:rsid="00a5feec" officeooo:paragraph-rsid="00e5ab14" style:font-size-asian="12pt" style:font-style-asian="normal" style:font-weight-asian="normal" style:font-size-complex="12pt" style:font-style-complex="normal"/>
    </style:style>
    <style:style style:name="P11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e7f3d0" style:font-size-asian="1.75pt" style:font-size-complex="2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420b6f" officeooo:paragraph-rsid="00e7f3d0" style:font-size-asian="12pt" style:font-weight-asian="bold" style:font-size-complex="12pt" style:font-weight-complex="bold"/>
    </style:style>
    <style:style style:name="P1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12pt" fo:letter-spacing="normal" fo:font-style="normal" fo:font-weight="normal" officeooo:rsid="00eef21d" officeooo:paragraph-rsid="00eef21d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12pt" fo:letter-spacing="normal" fo:font-style="normal" fo:font-weight="normal" officeooo:rsid="00fa44c0" officeooo:paragraph-rsid="00e7f3d0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12pt" fo:letter-spacing="normal" fo:font-style="normal" fo:font-weight="bold" officeooo:rsid="0045b236" officeooo:paragraph-rsid="00e7f3d0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.499cm" fo:margin-top="0cm" fo:margin-bottom="0cm" style:contextual-spacing="false" fo:text-align="justify" style:justify-single-word="false" fo:break-before="page"/>
      <style:text-properties fo:font-variant="normal" fo:text-transform="none" fo:color="#555555" loext:opacity="100%" style:font-name="Calibri" fo:font-size="12pt" fo:letter-spacing="normal" fo:font-style="normal" fo:font-weight="normal" officeooo:rsid="006e72cf" officeooo:paragraph-rsid="00e87646" style:font-size-asian="12pt" style:font-size-complex="12pt"/>
    </style:style>
    <style:style style:name="P17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2pt" fo:letter-spacing="normal" fo:font-style="normal" fo:font-weight="normal" officeooo:rsid="00e87646" officeooo:paragraph-rsid="00e87646" style:font-size-asian="12pt" style:font-size-complex="12pt"/>
    </style:style>
    <style:style style:name="P18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e6b52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e6b52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6pt" officeooo:rsid="00bd030f" officeooo:paragraph-rsid="00e6b52a" style:font-size-asian="6pt" style:font-size-complex="6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e6b52a" style:font-size-asian="6pt" style:font-size-complex="6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e6b52a" style:font-size-asian="6pt" style:font-size-complex="6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6pt" officeooo:rsid="00e503c0" officeooo:paragraph-rsid="00e6b52a" style:font-size-asian="6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e6b52a" style:font-size-asian="6pt" style:font-size-complex="6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6pt" officeooo:rsid="00be9da1" officeooo:paragraph-rsid="00e6b52a" style:font-size-asian="6pt" style:font-size-complex="6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6pt" officeooo:rsid="00bf8b6c" officeooo:paragraph-rsid="00e6b52a" style:font-size-asian="6pt" style:font-size-complex="6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e6b52a" style:font-size-asian="6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6pt" officeooo:rsid="00c03ab9" officeooo:paragraph-rsid="00e6b52a" style:font-size-asian="6pt" style:font-size-complex="6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e6b52a" style:font-size-asian="6pt" style:font-size-complex="6pt"/>
    </style:style>
    <style:style style:name="P30" style:family="paragraph" style:parent-style-name="Standard">
      <style:text-properties style:font-name="Calibri" fo:font-size="6pt" officeooo:rsid="008ca671" officeooo:paragraph-rsid="00e6b52a" style:font-size-asian="5.25pt" style:font-size-complex="6pt"/>
    </style:style>
    <style:style style:name="P31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e6b52a" style:font-size-asian="6pt" style:font-size-complex="6pt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e6b52a" style:font-size-asian="6pt" style:font-size-complex="6pt"/>
    </style:style>
    <style:style style:name="P33" style:family="paragraph" style:parent-style-name="Standard">
      <style:text-properties style:font-name="Calibri" fo:font-size="6pt" officeooo:rsid="008bbe6b" officeooo:paragraph-rsid="00e6b52a" style:font-size-asian="5.25pt" style:font-size-complex="6pt"/>
    </style:style>
    <style:style style:name="P34" style:family="paragraph" style:parent-style-name="Table_20_Contents">
      <style:paragraph-properties fo:text-align="justify" style:justify-single-word="false"/>
      <style:text-properties style:font-name="Calibri" fo:font-size="6pt" officeooo:rsid="008c7052" officeooo:paragraph-rsid="00e6b52a" style:font-size-asian="6pt" style:font-size-complex="6pt"/>
    </style:style>
    <style:style style:name="P35" style:family="paragraph" style:parent-style-name="Standard">
      <style:text-properties style:font-name="Calibri" fo:font-size="6pt" officeooo:rsid="008c7052" officeooo:paragraph-rsid="00e6b52a" style:font-size-asian="5.25pt" style:font-size-complex="6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e6b52a" style:font-size-asian="6pt" style:font-size-complex="6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6pt" officeooo:rsid="00c2972b" officeooo:paragraph-rsid="00e6b52a" style:font-size-asian="6pt" style:font-size-complex="6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6pt" officeooo:rsid="007bbd55" officeooo:paragraph-rsid="00e6b52a" style:font-size-asian="6pt" style:font-size-complex="6pt"/>
    </style:style>
    <style:style style:name="P39" style:family="paragraph" style:parent-style-name="Standard">
      <style:text-properties style:font-name="Calibri" fo:font-size="6pt" officeooo:rsid="007bbd55" officeooo:paragraph-rsid="00e6b52a" style:font-size-asian="5.25pt" style:font-size-complex="6pt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6pt" officeooo:rsid="00b5021b" officeooo:paragraph-rsid="00e6b52a" style:font-size-asian="6pt" style:font-size-complex="6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6pt" officeooo:rsid="00793488" officeooo:paragraph-rsid="00e6b52a" style:font-size-asian="6pt" style:font-size-complex="6pt"/>
    </style:style>
    <style:style style:name="P42" style:family="paragraph" style:parent-style-name="Standard">
      <style:text-properties style:font-name="Calibri" fo:font-size="6pt" officeooo:rsid="00793488" officeooo:paragraph-rsid="00e6b52a" style:font-size-asian="5.25pt" style:font-size-complex="6pt"/>
    </style:style>
    <style:style style:name="P43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cd8db0" officeooo:paragraph-rsid="00e6b52a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top="0cm" fo:margin-bottom="0.199cm" style:contextual-spacing="false" fo:line-height="115%" fo:text-align="justify" style:justify-single-word="false"/>
      <style:text-properties fo:color="#000000" loext:opacity="100%" style:text-position="0% 100%" style:font-name="Comic Sans MS" fo:font-size="12pt" fo:font-style="normal" fo:font-weight="normal" officeooo:rsid="00dd25b0" officeooo:paragraph-rsid="00383bcf" style:font-size-asian="12pt" style:font-style-asian="normal" style:font-weight-asian="normal" style:font-size-complex="12pt" style:font-style-complex="normal"/>
    </style:style>
    <style:style style:name="P45" style:family="paragraph" style:parent-style-name="Standard">
      <style:paragraph-properties fo:margin-top="0cm" fo:margin-bottom="0.199cm" style:contextual-spacing="false" fo:line-height="115%" fo:text-align="justify" style:justify-single-word="false" fo:break-before="page"/>
      <style:text-properties fo:color="#000000" loext:opacity="100%" style:text-position="0% 100%" style:font-name="Comic Sans MS" fo:font-size="12pt" fo:font-style="normal" fo:font-weight="normal" officeooo:rsid="00e7f3d0" officeooo:paragraph-rsid="00e7f3d0" style:font-size-asian="12pt" style:font-style-asian="normal" style:font-weight-asian="normal" style:font-size-complex="12pt" style:font-style-complex="normal"/>
    </style:style>
    <style:style style:name="P46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f55e24" officeooo:paragraph-rsid="00e7f3d0" style:font-size-asian="10.5pt" style:font-weight-asian="normal" style:font-size-complex="10.5pt" style:font-weight-complex="normal"/>
    </style:style>
    <style:style style:name="P47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e5a8b2" officeooo:paragraph-rsid="00e7f3d0" style:font-size-asian="10.5pt" style:font-weight-asian="normal" style:font-size-complex="10.5pt" style:font-weight-complex="normal"/>
    </style:style>
    <style:style style:name="P48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e66717" officeooo:paragraph-rsid="00e7f3d0" style:font-size-asian="10.5pt" style:font-weight-asian="normal" style:font-size-complex="10.5pt" style:font-weight-complex="normal"/>
    </style:style>
    <style:style style:name="P49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cd8db0" officeooo:paragraph-rsid="00e7f3d0" style:font-size-asian="10.5pt" style:font-weight-asian="normal" style:font-size-complex="10.5pt" style:font-weight-complex="normal"/>
    </style:style>
    <style:style style:name="P50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e6e928" officeooo:paragraph-rsid="00e7f3d0" style:font-size-asian="10.5pt" style:font-weight-asian="normal" style:font-size-complex="10.5pt" style:font-weight-complex="normal"/>
    </style:style>
    <style:style style:name="P51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efaad5" officeooo:paragraph-rsid="00e7f3d0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margin-top="0cm" fo:margin-bottom="0.199cm" style:contextual-spacing="false" fo:line-height="115%" fo:text-align="justify" style:justify-single-word="false"/>
      <style:text-properties fo:color="#000000" loext:opacity="100%" style:text-position="0% 100%" style:font-name="Comic Sans MS" fo:font-size="12pt" fo:font-style="normal" fo:font-weight="normal" officeooo:rsid="00e7f3d0" officeooo:paragraph-rsid="00e7f3d0" style:font-size-asian="12pt" style:font-style-asian="normal" style:font-weight-asian="normal" style:font-size-complex="12pt" style:font-style-complex="normal"/>
    </style:style>
    <style:style style:name="P53" style:family="paragraph" style:parent-style-name="Standard">
      <style:paragraph-properties fo:margin-top="0cm" fo:margin-bottom="0.199cm" style:contextual-spacing="false" fo:line-height="115%" fo:text-align="justify" style:justify-single-word="false"/>
      <style:text-properties fo:color="#000000" loext:opacity="100%" style:text-position="0% 100%" style:font-name="Comic Sans MS" fo:font-size="12pt" fo:font-style="normal" fo:font-weight="bold" officeooo:rsid="003f9c7e" officeooo:paragraph-rsid="00383bc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e9d549" style:font-size-asian="14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cf19aa" officeooo:paragraph-rsid="00e9d549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onsolas" fo:font-size="6pt" fo:font-weight="normal" officeooo:rsid="00420b6f" officeooo:paragraph-rsid="00e9d549" style:font-size-asian="6pt" style:font-weight-asian="normal" style:font-size-complex="6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2b19" officeooo:paragraph-rsid="00e9d549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75c5" officeooo:paragraph-rsid="00e9d54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20e28" officeooo:paragraph-rsid="00e9d54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5f88" officeooo:paragraph-rsid="00e9d54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b249" officeooo:paragraph-rsid="00e9d54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onsolas" fo:font-size="6pt" fo:font-weight="normal" officeooo:rsid="01025c2f" officeooo:paragraph-rsid="00e9d549" style:font-size-asian="6pt" style:font-weight-asian="normal" style:font-size-complex="6pt" style:font-weight-complex="normal"/>
    </style:style>
    <style:style style:name="P6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6pt" officeooo:rsid="00420b6f" officeooo:paragraph-rsid="00e9d549" style:font-size-asian="5.25pt" style:font-size-complex="6pt"/>
    </style:style>
    <style:style style:name="T1" style:family="text">
      <style:text-properties officeooo:rsid="00906c90"/>
    </style:style>
    <style:style style:name="T2" style:family="text">
      <style:text-properties officeooo:rsid="00f09760"/>
    </style:style>
    <style:style style:name="T3" style:family="text">
      <style:text-properties officeooo:rsid="00e5ab14"/>
    </style:style>
    <style:style style:name="T4" style:family="text">
      <style:text-properties fo:color="#000000" loext:opacity="100%" fo:font-size="12pt" fo:font-style="normal" fo:font-weight="normal" officeooo:rsid="005bd6e5" style:font-size-asian="12pt" style:font-style-asian="normal" style:font-weight-asian="normal" style:font-size-complex="12pt"/>
    </style:style>
    <style:style style:name="T5" style:family="text">
      <style:text-properties fo:color="#000000" loext:opacity="100%" fo:font-size="12pt" fo:font-style="normal" fo:font-weight="normal" officeooo:rsid="00e5ab14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ba215d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555555" loext:opacity="100%" style:font-name="Calibri" fo:font-size="10pt" fo:letter-spacing="normal" fo:font-style="normal" officeooo:rsid="00ddacdc" style:font-size-asian="10pt" style:font-size-complex="10pt"/>
    </style:style>
    <style:style style:name="T8" style:family="text">
      <style:text-properties fo:font-variant="normal" fo:text-transform="none" fo:color="#555555" loext:opacity="100%" style:font-name="Calibri" fo:font-size="10pt" fo:letter-spacing="normal" fo:font-style="normal" officeooo:rsid="00a1b16b" style:font-size-asian="10pt" style:font-size-complex="10pt"/>
    </style:style>
    <style:style style:name="T9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ddacdc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e03c76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a1b16b" style:font-size-asian="10pt" style:font-size-complex="10pt"/>
    </style:style>
    <style:style style:name="T12" style:family="text">
      <style:text-properties fo:color="#555555" loext:opacity="100%" style:font-name="Calibri" fo:font-size="10pt" officeooo:rsid="00ddacdc" style:font-size-asian="10pt" style:font-size-complex="10pt"/>
    </style:style>
    <style:style style:name="T13" style:family="text">
      <style:text-properties fo:color="#555555" loext:opacity="100%" style:font-name="Calibri" fo:font-size="10pt" officeooo:rsid="00a1b16b" style:font-size-asian="10pt" style:font-size-complex="10pt"/>
    </style:style>
    <style:style style:name="T14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df604f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dde3af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555555" loext:opacity="100%" style:font-name="Calibri" fo:font-size="10pt" fo:letter-spacing="normal" fo:font-weight="normal" officeooo:rsid="00ba215d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555555" loext:opacity="100%" style:font-name="Calibri" fo:font-size="10pt" fo:letter-spacing="normal" fo:font-weight="normal" officeooo:rsid="00ddacdc" style:font-size-asian="10pt" style:font-weight-asian="normal" style:font-size-complex="10pt" style:font-weight-complex="normal"/>
    </style:style>
    <style:style style:name="T18" style:family="text">
      <style:text-properties fo:color="#555555" loext:opacity="100%" style:font-name="Calibri" fo:font-size="10pt" officeooo:rsid="00e91499" style:font-size-asian="10pt" style:font-size-complex="10pt"/>
    </style:style>
    <style:style style:name="T19" style:family="text">
      <style:text-properties officeooo:rsid="0045b236"/>
    </style:style>
    <style:style style:name="T20" style:family="text">
      <style:text-properties officeooo:rsid="00f153b5"/>
    </style:style>
    <style:style style:name="T21" style:family="text">
      <style:text-properties officeooo:rsid="00eef21d"/>
    </style:style>
    <style:style style:name="T22" style:family="text">
      <style:text-properties officeooo:rsid="00fa6a84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e24f50" style:font-weight-asian="bold" style:font-weight-complex="bold"/>
    </style:style>
    <style:style style:name="T25" style:family="text">
      <style:text-properties officeooo:rsid="00830681"/>
    </style:style>
    <style:style style:name="T26" style:family="text">
      <style:text-properties officeooo:rsid="007631da"/>
    </style:style>
    <style:style style:name="T27" style:family="text">
      <style:text-properties officeooo:rsid="00c03ab9"/>
    </style:style>
    <style:style style:name="T28" style:family="text">
      <style:text-properties officeooo:rsid="008bbe6b"/>
    </style:style>
    <style:style style:name="T29" style:family="text">
      <style:text-properties officeooo:rsid="00c08363"/>
    </style:style>
    <style:style style:name="T30" style:family="text">
      <style:text-properties officeooo:rsid="008c7052"/>
    </style:style>
    <style:style style:name="T31" style:family="text">
      <style:text-properties officeooo:rsid="007725b6"/>
    </style:style>
    <style:style style:name="T32" style:family="text">
      <style:text-properties officeooo:rsid="00c2972b"/>
    </style:style>
    <style:style style:name="T33" style:family="text">
      <style:text-properties officeooo:rsid="00c40f9f"/>
    </style:style>
    <style:style style:name="T34" style:family="text">
      <style:text-properties officeooo:rsid="00420b6f"/>
    </style:style>
    <style:style style:name="T35" style:family="text">
      <style:text-properties officeooo:rsid="00e5a8b2"/>
    </style:style>
    <style:style style:name="T36" style:family="text">
      <style:text-properties officeooo:rsid="00f8ef14"/>
    </style:style>
    <style:style style:name="T37" style:family="text">
      <style:text-properties officeooo:rsid="00e66717"/>
    </style:style>
    <style:style style:name="T38" style:family="text">
      <style:text-properties officeooo:rsid="00e90f37"/>
    </style:style>
    <style:style style:name="T39" style:family="text">
      <style:text-properties officeooo:rsid="00e80c4d"/>
    </style:style>
    <style:style style:name="T40" style:family="text">
      <style:text-properties officeooo:rsid="00ff8540"/>
    </style:style>
    <style:style style:name="T41" style:family="text">
      <style:text-properties officeooo:rsid="00e8334e"/>
    </style:style>
    <style:style style:name="T42" style:family="text">
      <style:text-properties officeooo:rsid="00e955be"/>
    </style:style>
    <style:style style:name="T43" style:family="text">
      <style:text-properties officeooo:rsid="00ebf8c9"/>
    </style:style>
    <style:style style:name="T44" style:family="text">
      <style:text-properties officeooo:rsid="00e9d549"/>
    </style:style>
    <style:style style:name="T45" style:family="text">
      <style:text-properties officeooo:rsid="00eaa4d2"/>
    </style:style>
    <style:style style:name="T46" style:family="text">
      <style:text-properties officeooo:rsid="00f8b119"/>
    </style:style>
    <style:style style:name="T47" style:family="text">
      <style:text-properties officeooo:rsid="00f13fe7"/>
    </style:style>
    <style:style style:name="T48" style:family="text">
      <style:text-properties officeooo:rsid="00fa44c0"/>
    </style:style>
    <style:style style:name="T49" style:family="text">
      <style:text-properties officeooo:rsid="00eca0d7"/>
    </style:style>
    <style:style style:name="T50" style:family="text">
      <style:text-properties officeooo:rsid="00e5c94b"/>
    </style:style>
    <style:style style:name="T51" style:family="text">
      <style:text-properties officeooo:rsid="00f5ec8b"/>
    </style:style>
    <style:style style:name="T52" style:family="text">
      <style:text-properties officeooo:rsid="00f4bae6"/>
    </style:style>
    <style:style style:name="T53" style:family="text">
      <style:text-properties officeooo:rsid="00f67093"/>
    </style:style>
    <style:style style:name="T54" style:family="text">
      <style:text-properties officeooo:rsid="00f7b18e"/>
    </style:style>
    <style:style style:name="T55" style:family="text">
      <style:text-properties officeooo:rsid="00d9d93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<text:span text:style-name="T1">n</text:span> d<text:span text:style-name="T1">e l</text:span>a Primera <text:span text:style-name="T1">E</text:span>val<text:span text:style-name="T1">u</text:span>ación de </text:p>
      <text:p text:style-name="P2">Bases de Datos de DAW D<text:span text:style-name="T2">ual</text:span></text:p>
      <text:p text:style-name="P3"/>
      <text:p text:style-name="P4"><text:span text:style-name="T2">Lunes</text:span> 1<text:span text:style-name="T2">7</text:span> de <text:span text:style-name="T3">Noviembre</text:span> d<text:span text:style-name="T1">e</text:span> 202<text:span text:style-name="T3">5</text:span></text:p>
      <text:p text:style-name="P5">Enunciado:</text:p>
      <text:p text:style-name="P5"/>
      <text:p text:style-name="P6"><text:span text:style-name="T4">El Alcalde de Vigo desea informatizar </text:span><text:span text:style-name="T5">los datos de sus reptiles con el objetivo de gestionar de una forma más eficiente todos los datos asociados.</text:span></text:p>
      <text:p text:style-name="P7">La gerente Gumersinda ha aportado la siguiente información:</text:p>
      <text:list text:style-name="L1">
        <text:list-item>
          <text:p text:style-name="P8"><text:span text:style-name="Strong_20_Emphasis"><text:span text:style-name="T6">De cada </text:span></text:span><text:span text:style-name="Strong_20_Emphasis"><text:span text:style-name="T7">Especie</text:span></text:span><text:span text:style-name="Strong_20_Emphasis"><text:span text:style-name="T8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0">identificador de la especie, nombre científico, nombre común, familia a la que pertenece, región de procedencia, estado de conservación, tamaño promedio en metros con dos decimales, peso promedio en kg con dos decimales</text:span></text:span><text:span text:style-name="Strong_20_Emphasis"><text:span text:style-name="T11">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Hábitat</text:span></text:span><text:span text:style-name="Strong_20_Emphasis"><text:span text:style-name="T13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0">identificador del hábitat, tipo de hábitat, temperatura promedio con dos decimales, humedad promedio con dos decimales, descripción del hábitat, superficie en metros cuadrados con dos decimales, ubicación del hábitat</text:span></text:span><text:span text:style-name="Strong_20_Emphasis"><text:span text:style-name="T13">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Dieta</text:span></text:span><text:span text:style-name="Strong_20_Emphasis"><text:span text:style-name="T13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4">identificador de la dieta, tipo de alimento, frecuencia de consumo, descripción de la dieta, cantidad diaria en gramos, tipo de nutrición ingerida</text:span></text:span><text:span text:style-name="Strong_20_Emphasis"><text:span text:style-name="T13">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Cuidador</text:span></text:span><text:span text:style-name="Strong_20_Emphasis"><text:span text:style-name="T13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5">identificador del cuidador, nombre completo, teléfono, especialidad del cuidador, correo electrónico y fecha de contratación</text:span></text:span><text:span text:style-name="Strong_20_Emphasis"><text:span text:style-name="T13">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Reptil</text:span></text:span><text:span text:style-name="T13"> 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5">identificador del reptil, nombre, sexo, fecha de nacimiento, referencia a especie, referencia habitat, referencia a cuidador, peso en kg con dos decimales, longitud en metros con dos decimales, estado de salud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Observación</text:span></text:span><text:span text:style-name="Strong_20_Emphasis"><text:span text:style-name="T13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5">identificador de la observación, referencia a reptil, fecha de la observación, descripción del comportamiento, estado de salud observado, anotaciones adicionales, temperatura con dos decimales, humedad habitual con dos decimales</text:span></text:span><text:span text:style-name="Strong_20_Emphasis"><text:span text:style-name="T13">.</text:span></text:span></text:p>
        </text:list-item>
        <text:list-item>
          <text:p text:style-name="P9"><text:span text:style-name="Strong_20_Emphasis"><text:span text:style-name="T16">De cada </text:span></text:span><text:span text:style-name="Strong_20_Emphasis"><text:span text:style-name="T12">DietaReptil</text:span></text:span><text:span text:style-name="T13"> </text:span><text:span text:style-name="Strong_20_Emphasis"><text:span text:style-name="T16">interesa </text:span></text:span><text:span text:style-name="Strong_20_Emphasis"><text:span text:style-name="T17">guardar información sobre referencia al reptil, referencia a la dieta, cantidad real consumida en gramos, hora en la que se realiza la alimentación y observaciones</text:span></text:span><text:span text:style-name="T13">. </text:span><text:span text:style-name="T18">Las clave primaria es doble con las referencias a reptil y dieta.</text:span></text:p>
        </text:list-item>
      </text:list>
      <text:p text:style-name="P10"/>
      <text:p text:style-name="P11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12"><text:span text:style-name="T19">Criterios de puntuación</text:span>. <text:span text:style-name="T19">Total </text:span><text:span text:style-name="T20">4</text:span><text:span text:style-name="T19"> puntos.</text:span></text:p>
          </table:table-cell>
        </table:table-row>
      </table:table>
      <text:p text:style-name="P11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2">
              <text:list-item>
                <text:p text:style-name="P13">Las tareas 1, 2, <text:span text:style-name="T20">4 y 11</text:span> valen 0,<text:span text:style-name="T20">2</text:span>0 puntos cada una.</text:p>
              </text:list-item>
              <text:list-item>
                <text:p text:style-name="P13">La tarea 3 vale 1,40 puntos.</text:p>
              </text:list-item>
              <text:list-item>
                <text:p text:style-name="P14"><text:span text:style-name="T21">El resto de </text:span>las tareas valdrá<text:span text:style-name="T21">n</text:span> 0,<text:span text:style-name="T20">3</text:span>0 puntos <text:span text:style-name="T21">cada una</text:span><text:span text:style-name="T22">.</text:span></text:p>
              </text:list-item>
            </text:list>
            <text:p text:style-name="P15">TOTAL: <text:span text:style-name="T20">4</text:span> puntos</text:p>
          </table:table-cell>
        </table:table-row>
      </table:table>
      <text:p text:style-name="P11"/>
      <text:p text:style-name="P11"/>
      <text:p text:style-name="P16">Las tablas resultantes son las siguientes: <text:s/></text:p>
      <text:p text:style-name="P17">(NO HAY QUE CUBRIRLO, SIMPLEMENTE ESTÁ DE AYUDA)</text:p>
      <text:p text:style-name="P18"><text:span text:style-name="T23">TABLA </text:span><text:span text:style-name="T24">Especie</text:span><text:span text:style-name="T23">:</text:span> Contiene <text:span text:style-name="T25">información sobre </text:span>.</text:p>
      <table:table table:name="Táboa12" table:style-name="Táboa12">
        <table:table-column table:style-name="Táboa12.A"/>
        <table:table-column table:style-name="Táboa12.B"/>
        <table:table-column table:style-name="Táboa12.C"/>
        <table:table-column table:style-name="Táboa12.D"/>
        <table:table-row>
          <table:table-cell table:style-name="Táboa12.A1" office:value-type="string">
            <text:p text:style-name="P19">Nombre Columna</text:p>
          </table:table-cell>
          <table:table-cell table:style-name="Táboa12.A1" office:value-type="string">
            <text:p text:style-name="P19">Descripción</text:p>
          </table:table-cell>
          <table:table-cell table:style-name="Táboa12.A1" office:value-type="string">
            <text:p text:style-name="P19">Tipo dato</text:p>
          </table:table-cell>
          <table:table-cell table:style-name="Táboa12.D1" office:value-type="string">
            <text:p text:style-name="P19">Restricciones</text:p>
          </table:table-cell>
        </table:table-row>
        <table:table-row>
          <table:table-cell table:style-name="Táboa12.A2" office:value-type="string">
            <text:p text:style-name="P20"/>
          </table:table-cell>
          <table:table-cell table:style-name="Táboa12.A2" office:value-type="string">
            <text:p text:style-name="P21"/>
          </table:table-cell>
          <table:table-cell table:style-name="Táboa12.A2" office:value-type="string">
            <text:p text:style-name="P22"/>
          </table:table-cell>
          <table:table-cell table:style-name="Táboa12.D2" office:value-type="string">
            <text:p text:style-name="P23"/>
          </table:table-cell>
        </table:table-row>
        <table:table-row>
          <table:table-cell table:style-name="Táboa12.A2" office:value-type="string">
            <text:p text:style-name="P20"/>
          </table:table-cell>
          <table:table-cell table:style-name="Táboa12.A2" office:value-type="string">
            <text:p text:style-name="P23"/>
          </table:table-cell>
          <table:table-cell table:style-name="Táboa12.A2" office:value-type="string">
            <text:p text:style-name="P21"/>
          </table:table-cell>
          <table:table-cell table:style-name="Táboa12.D2" office:value-type="string">
            <text:p text:style-name="P23"/>
          </table:table-cell>
        </table:table-row>
        <table:table-row>
          <table:table-cell table:style-name="Táboa12.A2" office:value-type="string">
            <text:p text:style-name="P23"/>
          </table:table-cell>
          <table:table-cell table:style-name="Táboa12.A2" office:value-type="string">
            <text:p text:style-name="P23"/>
          </table:table-cell>
          <table:table-cell table:style-name="Táboa12.A2" office:value-type="string">
            <text:p text:style-name="P24"/>
          </table:table-cell>
          <table:table-cell table:style-name="Táboa12.D2" office:value-type="string">
            <text:p text:style-name="P24"/>
          </table:table-cell>
        </table:table-row>
      </table:table>
      <text:p text:style-name="P18"><text:span text:style-name="T23">TABLA </text:span><text:span text:style-name="T24">Hábitat</text:span><text:span text:style-name="T23">:</text:span> Contiene información <text:span text:style-name="T25">sobre </text:span>.</text:p>
      <table:table table:name="Táboa13" table:style-name="Táboa13">
        <table:table-column table:style-name="Táboa13.A"/>
        <table:table-column table:style-name="Táboa13.B"/>
        <table:table-column table:style-name="Táboa13.C"/>
        <table:table-column table:style-name="Táboa13.D"/>
        <table:table-row>
          <table:table-cell table:style-name="Táboa13.A1" office:value-type="string">
            <text:p text:style-name="P19">Nombre Columna</text:p>
          </table:table-cell>
          <table:table-cell table:style-name="Táboa13.A1" office:value-type="string">
            <text:p text:style-name="P19">Descripción</text:p>
          </table:table-cell>
          <table:table-cell table:style-name="Táboa13.A1" office:value-type="string">
            <text:p text:style-name="P19">Tipo dato</text:p>
          </table:table-cell>
          <table:table-cell table:style-name="Táboa13.D1" office:value-type="string">
            <text:p text:style-name="P19">Restricciones</text:p>
          </table:table-cell>
        </table:table-row>
        <table:table-row>
          <table:table-cell table:style-name="Táboa13.A2" office:value-type="string">
            <text:p text:style-name="P25"/>
          </table:table-cell>
          <table:table-cell table:style-name="Táboa13.A2" office:value-type="string">
            <text:p text:style-name="P21"/>
          </table:table-cell>
          <table:table-cell table:style-name="Táboa13.A2" office:value-type="string">
            <text:p text:style-name="P22"/>
          </table:table-cell>
          <table:table-cell table:style-name="Táboa13.D2" office:value-type="string">
            <text:p text:style-name="P21"/>
          </table:table-cell>
        </table:table-row>
        <table:table-row>
          <table:table-cell table:style-name="Táboa13.A2" office:value-type="string">
            <text:p text:style-name="P26"/>
          </table:table-cell>
          <table:table-cell table:style-name="Táboa13.A2" office:value-type="string">
            <text:p text:style-name="P24"/>
          </table:table-cell>
          <table:table-cell table:style-name="Táboa13.A2" office:value-type="string">
            <text:p text:style-name="P24"/>
          </table:table-cell>
          <table:table-cell table:style-name="Táboa13.D2" office:value-type="string">
            <text:p text:style-name="P24"/>
          </table:table-cell>
        </table:table-row>
        <table:table-row>
          <table:table-cell table:style-name="Táboa13.A2" office:value-type="string">
            <text:p text:style-name="P26"/>
          </table:table-cell>
          <table:table-cell table:style-name="Táboa13.A2" office:value-type="string">
            <text:p text:style-name="P27"/>
          </table:table-cell>
          <table:table-cell table:style-name="Táboa13.A2" office:value-type="string">
            <text:p text:style-name="P27"/>
          </table:table-cell>
          <table:table-cell table:style-name="Táboa13.D2" office:value-type="string">
            <text:p text:style-name="P27"/>
          </table:table-cell>
        </table:table-row>
      </table:table>
      <text:p text:style-name="P18"><text:span text:style-name="T23">TABLA </text:span><text:span text:style-name="T24">Dieta</text:span><text:span text:style-name="T23">:</text:span> Contiene <text:span text:style-name="T26">información </text:span><text:span text:style-name="T27">sobre </text:span>.</text:p>
      <table:table table:name="Táboa16" table:style-name="Táboa16">
        <table:table-column table:style-name="Táboa16.A"/>
        <table:table-column table:style-name="Táboa16.B"/>
        <table:table-column table:style-name="Táboa16.C"/>
        <table:table-column table:style-name="Táboa16.D"/>
        <table:table-row>
          <table:table-cell table:style-name="Táboa16.A1" office:value-type="string">
            <text:p text:style-name="P19">Nombre Columna</text:p>
          </table:table-cell>
          <table:table-cell table:style-name="Táboa16.A1" office:value-type="string">
            <text:p text:style-name="P19">Descripción</text:p>
          </table:table-cell>
          <table:table-cell table:style-name="Táboa16.A1" office:value-type="string">
            <text:p text:style-name="P19">Tipo dato</text:p>
          </table:table-cell>
          <table:table-cell table:style-name="Táboa16.D1" office:value-type="string">
            <text:p text:style-name="P19">Restricciones</text:p>
          </table:table-cell>
        </table:table-row>
        <table:table-row>
          <table:table-cell table:style-name="Táboa16.A2" office:value-type="string">
            <text:p text:style-name="P28"/>
          </table:table-cell>
          <table:table-cell table:style-name="Táboa16.A2" office:value-type="string">
            <text:p text:style-name="P22"/>
          </table:table-cell>
          <table:table-cell table:style-name="Táboa16.A2" office:value-type="string">
            <text:p text:style-name="P22"/>
          </table:table-cell>
          <table:table-cell table:style-name="Táboa16.D2" office:value-type="string">
            <text:p text:style-name="P29"/>
          </table:table-cell>
        </table:table-row>
        <table:table-row>
          <table:table-cell table:style-name="Táboa16.A2" office:value-type="string">
            <text:p text:style-name="P28"/>
          </table:table-cell>
          <table:table-cell table:style-name="Táboa16.A2" office:value-type="string">
            <text:p text:style-name="P29"/>
          </table:table-cell>
          <table:table-cell table:style-name="Táboa16.A2" office:value-type="string">
            <text:p text:style-name="P29"/>
          </table:table-cell>
          <table:table-cell table:style-name="Táboa16.D2" office:value-type="string">
            <text:p text:style-name="P30"/>
          </table:table-cell>
        </table:table-row>
        <table:table-row>
          <table:table-cell table:style-name="Táboa16.A2" office:value-type="string">
            <text:p text:style-name="P28"/>
          </table:table-cell>
          <table:table-cell table:style-name="Táboa16.A2" office:value-type="string">
            <text:p text:style-name="P29"/>
          </table:table-cell>
          <table:table-cell table:style-name="Táboa16.A2" office:value-type="string">
            <text:p text:style-name="P29"/>
          </table:table-cell>
          <table:table-cell table:style-name="Táboa16.D2" office:value-type="string">
            <text:p text:style-name="P29"/>
          </table:table-cell>
        </table:table-row>
      </table:table>
      <text:p text:style-name="P18"><text:span text:style-name="T23">TABLA </text:span><text:span text:style-name="T24">Cuidador</text:span><text:span text:style-name="T23">:</text:span> Contiene <text:span text:style-name="T28">información </text:span><text:span text:style-name="T29">sobre</text:span>.</text:p>
      <table:table table:name="Táboa15" table:style-name="Táboa15">
        <table:table-column table:style-name="Táboa15.A"/>
        <table:table-column table:style-name="Táboa15.B"/>
        <table:table-column table:style-name="Táboa15.C"/>
        <table:table-column table:style-name="Táboa15.D"/>
        <table:table-row>
          <table:table-cell table:style-name="Táboa15.A1" office:value-type="string">
            <text:p text:style-name="P19">Nombre Columna</text:p>
          </table:table-cell>
          <table:table-cell table:style-name="Táboa15.A1" office:value-type="string">
            <text:p text:style-name="P19">Descripción</text:p>
          </table:table-cell>
          <table:table-cell table:style-name="Táboa15.A1" office:value-type="string">
            <text:p text:style-name="P19">Tipo dato</text:p>
          </table:table-cell>
          <table:table-cell table:style-name="Táboa15.D1" office:value-type="string">
            <text:p text:style-name="P19">Restricciones</text:p>
          </table:table-cell>
        </table:table-row>
        <table:table-row>
          <table:table-cell table:style-name="Táboa15.A2" office:value-type="string">
            <text:p text:style-name="P31"/>
          </table:table-cell>
          <table:table-cell table:style-name="Táboa15.A2" office:value-type="string">
            <text:p text:style-name="P22"/>
          </table:table-cell>
          <table:table-cell table:style-name="Táboa15.A2" office:value-type="string">
            <text:p text:style-name="P22"/>
          </table:table-cell>
          <table:table-cell table:style-name="Táboa15.D2" office:value-type="string">
            <text:p text:style-name="P32"/>
          </table:table-cell>
        </table:table-row>
        <table:table-row>
          <table:table-cell table:style-name="Táboa15.A2" office:value-type="string">
            <text:p text:style-name="P31"/>
          </table:table-cell>
          <table:table-cell table:style-name="Táboa15.A2" office:value-type="string">
            <text:p text:style-name="P32"/>
          </table:table-cell>
          <table:table-cell table:style-name="Táboa15.A2" office:value-type="string">
            <text:p text:style-name="P32"/>
          </table:table-cell>
          <table:table-cell table:style-name="Táboa15.D2" office:value-type="string">
            <text:p text:style-name="P33"/>
          </table:table-cell>
        </table:table-row>
        <table:table-row>
          <table:table-cell table:style-name="Táboa15.A2" office:value-type="string">
            <text:p text:style-name="P32"/>
          </table:table-cell>
          <table:table-cell table:style-name="Táboa15.A2" office:value-type="string">
            <text:p text:style-name="P32"/>
          </table:table-cell>
          <table:table-cell table:style-name="Táboa15.A2" office:value-type="string">
            <text:p text:style-name="P32"/>
          </table:table-cell>
          <table:table-cell table:style-name="Táboa15.D2" office:value-type="string">
            <text:p text:style-name="P32"/>
          </table:table-cell>
        </table:table-row>
      </table:table>
      <text:p text:style-name="P18"><text:span text:style-name="T23">TABLA </text:span><text:span text:style-name="T24">Reptil</text:span><text:span text:style-name="T23">:</text:span> Contiene <text:span text:style-name="T26">información </text:span><text:span text:style-name="T30">sobre</text:span>.</text:p>
      <table:table table:name="Táboa11" table:style-name="Táboa11">
        <table:table-column table:style-name="Táboa11.A"/>
        <table:table-column table:style-name="Táboa11.B"/>
        <table:table-column table:style-name="Táboa11.C"/>
        <table:table-column table:style-name="Táboa11.D"/>
        <table:table-row>
          <table:table-cell table:style-name="Táboa11.A1" office:value-type="string">
            <text:p text:style-name="P19">Nombre Columna</text:p>
          </table:table-cell>
          <table:table-cell table:style-name="Táboa11.A1" office:value-type="string">
            <text:p text:style-name="P19">Descripción</text:p>
          </table:table-cell>
          <table:table-cell table:style-name="Táboa11.A1" office:value-type="string">
            <text:p text:style-name="P19">Tipo dato</text:p>
          </table:table-cell>
          <table:table-cell table:style-name="Táboa11.D1" office:value-type="string">
            <text:p text:style-name="P19">Restricciones</text:p>
          </table:table-cell>
        </table:table-row>
        <table:table-row>
          <table:table-cell table:style-name="Táboa11.A2" office:value-type="string">
            <text:p text:style-name="P31"/>
          </table:table-cell>
          <table:table-cell table:style-name="Táboa11.A2" office:value-type="string">
            <text:p text:style-name="P22"/>
          </table:table-cell>
          <table:table-cell table:style-name="Táboa11.A2" office:value-type="string">
            <text:p text:style-name="P22"/>
          </table:table-cell>
          <table:table-cell table:style-name="Táboa11.D2" office:value-type="string">
            <text:p text:style-name="P32"/>
          </table:table-cell>
        </table:table-row>
        <table:table-row>
          <table:table-cell table:style-name="Táboa11.A2" office:value-type="string">
            <text:p text:style-name="P31"/>
          </table:table-cell>
          <table:table-cell table:style-name="Táboa11.A2" office:value-type="string">
            <text:p text:style-name="P34"/>
          </table:table-cell>
          <table:table-cell table:style-name="Táboa11.A2" office:value-type="string">
            <text:p text:style-name="P34"/>
          </table:table-cell>
          <table:table-cell table:style-name="Táboa11.D2" office:value-type="string">
            <text:p text:style-name="P35"/>
          </table:table-cell>
        </table:table-row>
        <table:table-row>
          <table:table-cell table:style-name="Táboa11.A2" office:value-type="string">
            <text:p text:style-name="P36"/>
          </table:table-cell>
          <table:table-cell table:style-name="Táboa11.A2" office:value-type="string">
            <text:p text:style-name="P36"/>
          </table:table-cell>
          <table:table-cell table:style-name="Táboa11.A2" office:value-type="string">
            <text:p text:style-name="P22"/>
          </table:table-cell>
          <table:table-cell table:style-name="Táboa11.D2" office:value-type="string">
            <text:p text:style-name="P36"/>
          </table:table-cell>
        </table:table-row>
      </table:table>
      <text:p text:style-name="P18"><text:span text:style-name="T23">TABLA </text:span><text:span text:style-name="T24">Observación</text:span><text:span text:style-name="T23">:</text:span> Contiene <text:span text:style-name="T31">información </text:span><text:span text:style-name="T32">sobre</text:span>.</text:p>
      <table:table table:name="Táboa18" table:style-name="Táboa18">
        <table:table-column table:style-name="Táboa18.A"/>
        <table:table-column table:style-name="Táboa18.B"/>
        <table:table-column table:style-name="Táboa18.C"/>
        <table:table-column table:style-name="Táboa18.D"/>
        <table:table-row>
          <table:table-cell table:style-name="Táboa18.A1" office:value-type="string">
            <text:p text:style-name="P19">Nombre Columna</text:p>
          </table:table-cell>
          <table:table-cell table:style-name="Táboa18.A1" office:value-type="string">
            <text:p text:style-name="P19">Descripción</text:p>
          </table:table-cell>
          <table:table-cell table:style-name="Táboa18.A1" office:value-type="string">
            <text:p text:style-name="P19">Tipo dato</text:p>
          </table:table-cell>
          <table:table-cell table:style-name="Táboa18.D1" office:value-type="string">
            <text:p text:style-name="P19">Restricciones</text:p>
          </table:table-cell>
        </table:table-row>
        <table:table-row>
          <table:table-cell table:style-name="Táboa18.A2" office:value-type="string">
            <text:p text:style-name="P37"/>
          </table:table-cell>
          <table:table-cell table:style-name="Táboa18.A2" office:value-type="string">
            <text:p text:style-name="P22"/>
          </table:table-cell>
          <table:table-cell table:style-name="Táboa18.A2" office:value-type="string">
            <text:p text:style-name="P22"/>
          </table:table-cell>
          <table:table-cell table:style-name="Táboa18.D2" office:value-type="string">
            <text:p text:style-name="P38"/>
          </table:table-cell>
        </table:table-row>
        <table:table-row>
          <table:table-cell table:style-name="Táboa18.A2" office:value-type="string">
            <text:p text:style-name="P37"/>
          </table:table-cell>
          <table:table-cell table:style-name="Táboa18.A2" office:value-type="string">
            <text:p text:style-name="P38"/>
          </table:table-cell>
          <table:table-cell table:style-name="Táboa18.A2" office:value-type="string">
            <text:p text:style-name="P22"/>
          </table:table-cell>
          <table:table-cell table:style-name="Táboa18.D2" office:value-type="string">
            <text:p text:style-name="P39"/>
          </table:table-cell>
        </table:table-row>
        <table:table-row>
          <table:table-cell table:style-name="Táboa18.A2" office:value-type="string">
            <text:p text:style-name="P37"/>
          </table:table-cell>
          <table:table-cell table:style-name="Táboa18.A2" office:value-type="string">
            <text:p text:style-name="P38"/>
          </table:table-cell>
          <table:table-cell table:style-name="Táboa18.A2" office:value-type="string">
            <text:p text:style-name="P40"/>
          </table:table-cell>
          <table:table-cell table:style-name="Táboa18.D2" office:value-type="string">
            <text:p text:style-name="P38"/>
          </table:table-cell>
        </table:table-row>
      </table:table>
      <text:p text:style-name="P18"><text:span text:style-name="T23">TABLA </text:span><text:span text:style-name="T24">DietaReptil</text:span><text:span text:style-name="T23">:</text:span> Contiene <text:span text:style-name="T31">información </text:span><text:span text:style-name="T33">sobre</text:span>.</text:p>
      <table:table table:name="Táboa21" table:style-name="Táboa21">
        <table:table-column table:style-name="Táboa21.A"/>
        <table:table-column table:style-name="Táboa21.B"/>
        <table:table-column table:style-name="Táboa21.C"/>
        <table:table-column table:style-name="Táboa21.D"/>
        <table:table-row>
          <table:table-cell table:style-name="Táboa21.A1" office:value-type="string">
            <text:p text:style-name="P19">Nombre Columna</text:p>
          </table:table-cell>
          <table:table-cell table:style-name="Táboa21.A1" office:value-type="string">
            <text:p text:style-name="P19">Descripción</text:p>
          </table:table-cell>
          <table:table-cell table:style-name="Táboa21.A1" office:value-type="string">
            <text:p text:style-name="P19">Tipo dato</text:p>
          </table:table-cell>
          <table:table-cell table:style-name="Táboa21.D1" office:value-type="string">
            <text:p text:style-name="P19">Restricciones</text:p>
          </table:table-cell>
        </table:table-row>
        <table:table-row>
          <table:table-cell table:style-name="Táboa21.A2" office:value-type="string">
            <text:p text:style-name="P31"/>
          </table:table-cell>
          <table:table-cell table:style-name="Táboa21.A2" office:value-type="string">
            <text:p text:style-name="P22"/>
          </table:table-cell>
          <table:table-cell table:style-name="Táboa21.A2" office:value-type="string">
            <text:p text:style-name="P22"/>
          </table:table-cell>
          <table:table-cell table:style-name="Táboa21.D2" office:value-type="string">
            <text:p text:style-name="P41"/>
          </table:table-cell>
        </table:table-row>
        <table:table-row>
          <table:table-cell table:style-name="Táboa21.A2" office:value-type="string">
            <text:p text:style-name="P41"/>
          </table:table-cell>
          <table:table-cell table:style-name="Táboa21.A2" office:value-type="string">
            <text:p text:style-name="P41"/>
          </table:table-cell>
          <table:table-cell table:style-name="Táboa21.A2" office:value-type="string">
            <text:p text:style-name="P22"/>
          </table:table-cell>
          <table:table-cell table:style-name="Táboa21.D2" office:value-type="string">
            <text:p text:style-name="P42"/>
          </table:table-cell>
        </table:table-row>
        <table:table-row>
          <table:table-cell table:style-name="Táboa21.A2" office:value-type="string">
            <text:p text:style-name="P41"/>
          </table:table-cell>
          <table:table-cell table:style-name="Táboa21.A2" office:value-type="string">
            <text:p text:style-name="P41"/>
          </table:table-cell>
          <table:table-cell table:style-name="Táboa21.A2" office:value-type="string">
            <text:p text:style-name="P22"/>
          </table:table-cell>
          <table:table-cell table:style-name="Táboa21.D2" office:value-type="string">
            <text:p text:style-name="P41"/>
          </table:table-cell>
        </table:table-row>
      </table:table>
      <text:p text:style-name="P43"/>
      <text:p text:style-name="P44"/>
      <text:p text:style-name="P45">Las tareas a realizar son las siguientes:</text:p>
      <text:list text:style-name="L3">
        <text:list-item>
          <text:p text:style-name="P46">Crea usuario <text:s/><text:span text:style-name="T34">c##Re</text:span><text:span text:style-name="T35">ptiles</text:span><text:span text:style-name="T34">TEIS, </text:span>conc<text:span text:style-name="T36">é</text:span>dele permisos y habilita la sesión de trabajo recién creada.</text:p>
        </text:list-item>
        <text:list-item>
          <text:p text:style-name="P46">Borra las tablas por si existiesen.</text:p>
        </text:list-item>
        <text:list-item>
          <text:p text:style-name="P47">Crea <text:span text:style-name="T37">las tablas con atributos y tipos de datos asociados.</text:span></text:p>
        </text:list-item>
        <text:list-item>
          <text:p text:style-name="P48">Agrega <text:span text:style-name="T38">la clave primaria en</text:span> cada tabla.</text:p>
        </text:list-item>
        <text:list-item>
          <text:p text:style-name="P48">Agrega <text:span text:style-name="T38">las claves foráneas necesarias en</text:span> cada tabla. <text:span text:style-name="T38">Recuerda que ninguna tabla debe quedar incomunicada.</text:span></text:p>
        </text:list-item>
        <text:list-item>
          <text:p text:style-name="P48"><text:span text:style-name="T39">Convierte</text:span> en la tabla Especie el atributo de nombre científico como valor único, en la tabla Cuidador el atributo de <text:span text:style-name="T40">correo electrónico</text:span> como valor único, y en la tabla Dieta al atributo tipo de alimento también como valor único. <text:span text:style-name="T39">En cualquiera de las tres tablas anteriores, convierte otro atributo en valor único.</text:span></text:p>
        </text:list-item>
        <text:list-item>
          <text:p text:style-name="P49"><text:span text:style-name="T37">Agrega en el atributo que quieras de las tablas Especie, Habitat, Dieta, Cuidador y Reptil una restricción de valor no nulo. </text:span><text:span text:style-name="T41">En dos tablas de las cinco anteriores convierte otro atributo con la restricción de valor no nulo.</text:span></text:p>
        </text:list-item>
        <text:list-item>
          <text:p text:style-name="P48">Agrega una restricción de valor por defecto en <text:span text:style-name="T41">un</text:span> atributo de <text:span text:style-name="T41">cada una de las</text:span> tablas Especie, Habitat, Dieta, Cuidador y Reptil.</text:p>
        </text:list-item>
        <text:list-item>
          <text:p text:style-name="P50"><text:span text:style-name="T37">Agrega una restricción de </text:span><text:span text:style-name="T41">comparación </text:span><text:span text:style-name="T37">en </text:span><text:span text:style-name="T41">un</text:span><text:span text:style-name="T37"> atributo de </text:span><text:span text:style-name="T41">cada una de las tablas Especie, Habitat, Dieta, Cuidador y Reptil. </text:span><text:span text:style-name="T42">Las comparaciones no deben tener el mismo formato.</text:span></text:p>
        </text:list-item>
        <text:list-item>
          <text:p text:style-name="P50">Añade <text:span text:style-name="T43">a</text:span> la tabla DietaReptil <text:span text:style-name="T43">el atributo id_dietareptil como clave primaria</text:span>. <text:span text:style-name="T43">No te olvides de borrar la clave primaria anterior.</text:span></text:p>
        </text:list-item>
        <text:list-item>
          <text:p text:style-name="P51">Genera el gráfico asociado e inclúyelo.</text:p>
        </text:list-item>
      </text:list>
      <text:p text:style-name="P52"/>
      <text:p text:style-name="P53"/>
      <text:p text:style-name="P54"><text:span text:style-name="T44">Tareas a cubrir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5">1. Creación de<text:span text:style-name="T45">l usuario, concesión de permisos y habilitación de sesión</text:span>. <text:s text:c="21"/><text:span text:style-name="T46">(0,</text:span><text:span text:style-name="T47">2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55">2. Eliminación de las tablas por si existiesen y pudiesen generar errores. <text:s text:c="21"/><text:span text:style-name="T46">(0,</text:span><text:span text:style-name="T47">2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57">3. Creación de tablas. <text:s text:c="113"/><text:span text:style-name="T48">(1,</text:span><text:span text:style-name="T49">40</text:span><text:span text:style-name="T48"> punto)</text:span></text:p>
          </table:table-cell>
        </table:table-row>
        <table:table-row>
          <table:table-cell table:style-name="Tabla2.A3" office:value-type="string">
            <text:p text:style-name="P57">3.1. Creación de la tabla <text:span text:style-name="T35">Especie</text:span>. <text:s text:c="85"/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58">3.2. Creación de la tabla <text:span text:style-name="T35">Habitat</text:span>. <text:s text:c="86"/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58">3.3. Creación de la tabla <text:span text:style-name="T35">Dieta</text:span>. <text:s text:c="89"/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58">3.4. Creación de la tabla <text:span text:style-name="T35">Cuidador</text:span>. <text:s text:c="82"/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59">3.5. Creación de la tabla <text:span text:style-name="T35">Reptil</text:span>. <text:s text:c="95"/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59">3.6. Creación de la tabla <text:span text:style-name="T35">Observacion</text:span>.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59">3.7. Creación de la tabla <text:span text:style-name="T50">DietaReptil</text:span>.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60"><text:span text:style-name="T37">4</text:span>. Creación de las claves primarias. <text:s text:c="49"/><text:span text:style-name="T46">(0,</text:span><text:span text:style-name="T20">2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60"><text:span text:style-name="T37">5</text:span>. Creación de las claves foráneas. <text:s text:c="49"/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60"><text:span text:style-name="T37">6</text:span>. Creación de atributos con valores únicos. <text:s text:c="36"/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61"><text:span text:style-name="T51">7</text:span>. Creación de restricciones de valores no nulos. <text:s text:c="27"/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61"><text:span text:style-name="T51">8</text:span>. Creación de restricciones de valores por defecto. <text:s text:c="21"/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61"><text:span text:style-name="T51">9</text:span>. Creación de restricciones de comparación. <text:s text:c="33"/><text:span text:style-name="T46">(0,</text:span><text:span text:style-name="T52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/>
          </table:table-cell>
        </table:table-row>
        <table:table-row>
          <table:table-cell table:style-name="Tabla2.A3" office:value-type="string">
            <text:p text:style-name="P61">1<text:span text:style-name="T51">0</text:span>. <text:span text:style-name="T53">Añade en la tabla DietaReptil el atributo id_dietareptil como clave primaria</text:span>. <text:span text:style-name="T53">No olvides borrar la clave primaria anterior. <text:s text:c="71"/></text:span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62"/>
            <text:p text:style-name="P62"/>
          </table:table-cell>
        </table:table-row>
        <table:table-row>
          <table:table-cell table:style-name="Tabla2.A3" office:value-type="string">
            <text:p text:style-name="P61">1<text:span text:style-name="T54">1</text:span>. <text:span text:style-name="T55">Gráfico</text:span>. <text:s text:c="65"/><text:span text:style-name="T46">(0,</text:span><text:span text:style-name="T20">2</text:span><text:span text:style-name="T46">0 puntos)</text:span></text:p>
          </table:table-cell>
        </table:table-row>
        <text:soft-page-break/>
        <table:table-row>
          <table:table-cell table:style-name="Tabla2.A2" office:value-type="string">
            <text:p text:style-name="P56"/>
            <text:p text:style-name="P56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gl" fo:country="ES" officeooo:rsid="000af89d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style:language-asian="gl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 loext:hyphenation-keep-line="false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language-asian="gl" style:country-asian="E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4f81b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f81b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4f81b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oa8" style:family="table">
      <style:table-properties style:width="26.194cm" fo:margin-left="-0.561cm" table:align="left"/>
    </style:style>
    <style:style style:name="Táboa8.A" style:family="table-column">
      <style:table-column-properties style:column-width="9.4cm"/>
    </style:style>
    <style:style style:name="Táboa8.B" style:family="table-column">
      <style:table-column-properties style:column-width="2.002cm"/>
    </style:style>
    <style:style style:name="Táboa8.C" style:family="table-column">
      <style:table-column-properties style:column-width="3.302cm"/>
    </style:style>
    <style:style style:name="Táboa8.D" style:family="table-column">
      <style:table-column-properties style:column-width="5.103cm"/>
    </style:style>
    <style:style style:name="Táboa8.E" style:family="table-column">
      <style:table-column-properties style:column-width="6.387cm"/>
    </style:style>
    <style:style style:name="Táboa8.1" style:family="table-row">
      <style:table-row-properties style:min-row-height="0.991cm" style:use-optimal-row-height="false"/>
    </style:style>
    <style:style style:name="Táboa8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  <style:text-properties fo:language="gl" fo:country="ES"/>
    </style:style>
    <style:style style:name="MP2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gl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MP8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MP9" style:family="paragraph" style:parent-style-name="Footer">
      <style:paragraph-properties fo:text-align="end" style:justify-single-word="false"/>
    </style:style>
    <style:style style:name="MP10" style:family="paragraph" style:parent-style-name="Encabezado">
      <style:paragraph-properties fo:text-align="center" style:justify-single-word="false"/>
      <style:text-properties fo:language="gl" fo:country="ES" officeooo:paragraph-rsid="005503e9"/>
    </style:style>
    <style:style style:name="MP11" style:family="paragraph" style:parent-style-name="Table_20_Contents">
      <style:paragraph-properties fo:text-align="center" style:justify-single-word="false"/>
      <style:text-properties officeooo:paragraph-rsid="005503e9"/>
    </style:style>
    <style:style style:name="MP12" style:family="paragraph" style:parent-style-name="Table_20_Contents">
      <style:paragraph-properties fo:text-align="center" style:justify-single-word="false" style:snap-to-layout-grid="false"/>
      <style:text-properties fo:font-size="7pt" fo:language="gl" fo:country="ES" fo:font-weight="bold" officeooo:paragraph-rsid="005503e9" style:font-size-asian="7pt" style:font-weight-asian="bold" style:font-size-complex="7pt" style:font-weight-complex="bold"/>
    </style:style>
    <style:style style:name="MP13" style:family="paragraph" style:parent-style-name="Table_20_Contents">
      <style:paragraph-properties fo:text-align="center" style:justify-single-word="false"/>
      <style:text-properties fo:font-size="7pt" fo:language="gl" fo:country="ES" officeooo:paragraph-rsid="005503e9" style:font-size-asian="7pt" style:font-size-complex="7pt"/>
    </style:style>
    <style:style style:name="MP14" style:family="paragraph" style:parent-style-name="Table_20_Contents">
      <style:paragraph-properties fo:margin-left="-0.191cm" fo:margin-right="0cm" fo:text-align="center" style:justify-single-word="false" fo:text-indent="0cm" style:auto-text-indent="false" style:snap-to-layout-grid="false">
        <style:tab-stops/>
      </style:paragraph-properties>
      <style:text-properties fo:font-size="7pt" fo:language="gl" fo:country="ES" officeooo:paragraph-rsid="005503e9" style:font-size-asian="7pt" style:font-size-complex="7pt"/>
    </style:style>
    <style:style style:name="MP15" style:family="paragraph" style:parent-style-name="Table_20_Contents">
      <style:paragraph-properties fo:margin-left="-0.191cm" fo:margin-right="-0.198cm" fo:text-align="center" style:justify-single-word="false" fo:text-indent="0cm" style:auto-text-indent="false">
        <style:tab-stops/>
      </style:paragraph-properties>
      <style:text-properties fo:font-size="7pt" fo:language="gl" fo:country="ES" officeooo:paragraph-rsid="005503e9" style:font-size-asian="7pt" style:font-size-complex="7pt"/>
    </style:style>
    <style:style style:name="MP16" style:family="paragraph" style:parent-style-name="Table_20_Contents">
      <style:paragraph-properties fo:margin-left="-0.191cm" fo:margin-right="0cm" fo:text-align="center" style:justify-single-word="false" fo:text-indent="0cm" style:auto-text-indent="false">
        <style:tab-stops/>
      </style:paragraph-properties>
      <style:text-properties officeooo:paragraph-rsid="005503e9"/>
    </style:style>
    <style:style style:name="MP17" style:family="paragraph" style:parent-style-name="Table_20_Contents">
      <style:paragraph-properties fo:margin-left="-0.194cm" fo:margin-right="0cm" fo:text-align="center" style:justify-single-word="false" fo:text-indent="0cm" style:auto-text-indent="false">
        <style:tab-stops/>
      </style:paragraph-properties>
      <style:text-properties fo:language="gl" fo:country="ES" officeooo:paragraph-rsid="005503e9"/>
    </style:style>
    <style:style style:name="MP18" style:family="paragraph" style:parent-style-name="Standard">
      <style:text-properties officeooo:paragraph-rsid="005503e9"/>
    </style:style>
    <style:style style:name="MP19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MT1" style:family="text">
      <style:text-properties fo:font-size="7pt" fo:language="gl" fo:country="ES" style:font-size-asian="7pt" style:font-size-complex="7pt"/>
    </style:style>
    <style:style style:name="MT2" style:family="text">
      <style:text-properties fo:font-size="7pt" fo:language="gl" fo:country="ES" fo:font-style="italic" style:font-size-asian="7pt" style:font-style-asian="italic" style:font-size-complex="7pt"/>
    </style:style>
    <style:style style:name="MT3" style:family="text">
      <style:text-properties fo:font-size="7pt" officeooo:rsid="0060bfc3" style:font-size-asian="7pt" style:font-size-complex="7pt"/>
    </style:style>
    <style:style style:name="MT4" style:family="text">
      <style:text-properties fo:font-size="7pt" style:font-size-asian="7pt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f81bd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f81bd"/>
      </style:header-style>
      <style:footer-style>
        <style:header-footer-properties fo:min-height="0cm" fo:margin-left="0cm" fo:margin-right="0cm" fo:margin-top="0.499cm" fo:background-color="transparent" draw:fill="none" draw:fill-color="#4f81bd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draw:frame draw:style-name="Mfr1" draw:name="Imagen 9" text:anchor-type="as-char" svg:y="0cm" svg:width="6.749cm" style:rel-width="scale" svg:height="0.82cm" style:rel-height="scale" draw:z-index="14"><draw:image xlink:href="Pictures/1000000100000BED000001741A9D07A1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9"><draw:image xlink:href="Pictures/100000010000004D000000565B0CA3BF.png" xlink:type="simple" xlink:show="embed" xlink:actuate="onLoad" draw:mime-type="image/png"/></draw:frame><text:span text:style-name="Fuente_20_de_20_párrafo_20_predeter."/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1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1">http://www.iesteis.es</text:span></text:span></text:p>
            </table:table-cell>
            <table:table-cell table:style-name="Tabla1.A1" office:value-type="string">
              <text:p text:style-name="MP7"><draw:frame draw:style-name="Mfr1" draw:name="Imagen 11" text:anchor-type="as-char" svg:y="0cm" svg:width="2.768cm" style:rel-width="scale" svg:height="0.783cm" style:rel-height="scale" draw:z-index="19"><draw:image xlink:href="Pictures/10000001000003B80000010E54921001.png" xlink:type="simple" xlink:show="embed" xlink:actuate="onLoad" draw:mime-type="image/png"/></draw:frame></text:p>
            </table:table-cell>
          </table:table-row>
        </table:table>
        <text:p text:style-name="MP8"/>
      </style:header>
      <style:footer>
        <text:p text:style-name="MP9"><draw:frame draw:style-name="Mfr3" draw:name="Imagen 12" text:anchor-type="paragraph" svg:x="0cm" svg:y="0.245cm" svg:width="17.002cm" style:rel-width="scale" svg:height="1.609cm" style:rel-height="scale" draw:z-index="4"><draw:image xlink:href="Pictures/10000001000003EC0000005F977115D1.png" xlink:type="simple" xlink:show="embed" xlink:actuate="onLoad" draw:mime-type="image/png"/></draw:frame><text:span text:style-name="Fuente_20_de_20_párrafo_20_predeter."/></text:p>
        <text:p text:style-name="MP9"><text:span text:style-name="Fuente_20_de_20_párrafo_20_predeter."/></text:p>
        <text:p text:style-name="MP9"><text:span text:style-name="Fuente_20_de_20_párrafo_20_predeter."/></text:p>
        <text:p text:style-name="MP9"><text:span text:style-name="Fuente_20_de_20_párrafo_20_predeter."/></text:p>
        <text:p text:style-name="MP9"><text:span text:style-name="Fuente_20_de_20_párrafo_20_predeter."><text:span text:style-name="MT2">páx. </text:span></text:span><text:span text:style-name="Fuente_20_de_20_párrafo_20_predeter."><text:span text:style-name="MT2"><text:page-number text:select-page="current">5</text:page-number></text:span></text:span><text:span text:style-name="Fuente_20_de_20_párrafo_20_predeter."><text:span text:style-name="MT2"><text:s/>/ </text:span></text:span><text:span text:style-name="Fuente_20_de_20_párrafo_20_predeter."><text:span text:style-name="MT2"><text:page-count style:num-format="1">5</text:page-count></text:span></text:span></text:p>
      </style:footer>
    </style:master-page>
    <style:master-page style:name="Landscape" style:page-layout-name="Mpm3" draw:style-name="Mdp1">
      <style:header>
        <table:table table:name="Táboa8" table:style-name="Táboa8">
          <table:table-column table:style-name="Táboa8.A"/>
          <table:table-column table:style-name="Táboa8.B"/>
          <table:table-column table:style-name="Táboa8.C"/>
          <table:table-column table:style-name="Táboa8.D"/>
          <table:table-column table:style-name="Táboa8.E"/>
          <table:table-row table:style-name="Táboa8.1">
            <table:table-cell table:style-name="Táboa8.A1" office:value-type="string">
              <text:p text:style-name="MP10"><draw:frame draw:style-name="Mfr1" draw:name="Imaxe3" text:anchor-type="as-char" svg:y="0cm" svg:width="6.749cm" style:rel-width="scale" svg:height="0.82cm" style:rel-height="scale" draw:z-index="0"><draw:image xlink:href="Pictures/1000000100000BED000001741A9D07A1.png" xlink:type="simple" xlink:show="embed" xlink:actuate="onLoad" draw:mime-type="image/png"/></draw:frame></text:p>
            </table:table-cell>
            <table:table-cell table:style-name="Táboa8.A1" office:value-type="string">
              <text:p text:style-name="MP11"><text:span text:style-name="Fuente_20_de_20_párrafo_20_predeter."/></text:p>
            </table:table-cell>
            <table:table-cell table:style-name="Táboa8.A1" office:value-type="string">
              <text:p text:style-name="MP12">IES de Teis</text:p>
              <text:p text:style-name="MP13">Avda. de Galicia, 101</text:p>
              <text:p text:style-name="MP11"><text:span text:style-name="Fuente_20_de_20_párrafo_20_predeter."><text:span text:style-name="MT1">36216 – Vigo</text:span></text:span></text:p>
            </table:table-cell>
            <table:table-cell table:style-name="Táboa8.A1" office:value-type="string">
              <text:p text:style-name="MP14">Tfno: 886 12 04 64</text:p>
              <text:p text:style-name="MP15">e-mail: ies.teis@edu.xunta.es</text:p>
              <text:p text:style-name="MP16"><text:span text:style-name="Fuente_20_de_20_párrafo_20_predeter."><text:span text:style-name="MT1">http://www.iesteis.es</text:span></text:span></text:p>
            </table:table-cell>
            <table:table-cell table:style-name="Táboa8.A1" office:value-type="string">
              <text:p text:style-name="MP17"><draw:frame draw:style-name="Mfr1" draw:name="Imaxe4" text:anchor-type="as-char" svg:y="0cm" svg:width="2.768cm" style:rel-width="scale" svg:height="0.783cm" style:rel-height="scale" draw:z-index="0"><draw:image xlink:href="Pictures/10000001000003B80000010E54921001.png" xlink:type="simple" xlink:show="embed" xlink:actuate="onLoad" draw:mime-type="image/png"/></draw:frame></text:p>
            </table:table-cell>
          </table:table-row>
        </table:table>
        <text:p text:style-name="MP18"/>
      </style:header>
      <style:footer>
        <text:p text:style-name="Footer"><draw:frame draw:style-name="Mfr4" draw:name="Imaxe5" text:anchor-type="paragraph" svg:x="5.976cm" svg:y="-0.122cm" svg:width="13.003cm" style:rel-width="scale" svg:height="1.231cm" style:rel-height="scale" draw:z-index="0"><draw:image xlink:href="Pictures/10000001000003EC0000005F977115D1.png" xlink:type="simple" xlink:show="embed" xlink:actuate="onLoad" draw:mime-type="image/png"/></draw:frame></text:p>
        <text:p text:style-name="MP19"/>
        <text:p text:style-name="MP9"><text:span text:style-name="MT3">pax. </text:span><text:span text:style-name="MT4"><text:page-number text:select-page="current">0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director</meta:initial-creator>
    <meta:creation-date>2022-09-06T23:12:00Z</meta:creation-date>
    <dc:date>2025-11-16T21:56:13.790131300</dc:date>
    <meta:print-date>2023-12-18T20:21:20.676000000</meta:print-date>
    <meta:editing-cycles>201</meta:editing-cycles>
    <meta:editing-duration>PT21H15M46S</meta:editing-duration>
    <meta:document-statistic meta:table-count="12" meta:image-count="7" meta:object-count="0" meta:page-count="5" meta:paragraph-count="104" meta:word-count="866" meta:character-count="6511" meta:non-whitespace-character-count="4812"/>
    <meta:template xlink:type="simple" xlink:actuate="onRequest" xlink:title="" xlink:href="../../../Usuario/Desktop/user/Downloads/modeloA4conLogos_ver20220901(5).odt/Normal"/>
  </office:meta>
</office:document-meta>
</file>